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office:automatic-styles>
  <office:body>
    <office:text>
      <text:p text:style-name="P1">Liam Beckman (G03891164)</text:p>
      <text:p text:style-name="P2">Homework 3</text:p>
      <text:p text:style-name="P3">CS 250 Discrete Structures 18706</text:p>
      <text:p text:style-name="P4">PCC Winter 2017</text:p>
      <text:p text:style-name="P5">24 January 2017</text:p>
      <text:p text:style-name="P6"/>
      <text:p text:style-name="P7"/>
      <text:p text:style-name="P8">------------------------------------------------------------------------------</text:p>
      <text:p text:style-name="P9"/>
      <text:p text:style-name="P10"/>
      <text:p text:style-name="P11">2.4) 20, 21, 28, 33 </text:p>
      <text:p text:style-name="P12">2.5) 33-36</text:p>
      <text:p text:style-name="P13">Proof) NAND is functionally complete</text:p>
      <text:p text:style-name="P14"/>
      <text:p text:style-name="P15"/>
      <text:p text:style-name="P16">For each of the tables in 18–21, construct (a) a Boolean expres-</text:p>
      <text:p text:style-name="P17">sion having the given table as its truth table and (b) a circuit</text:p>
      <text:p text:style-name="P18">having the given table as its input/output table</text:p>
      <text:p text:style-name="P19"/>
      <text:p text:style-name="P20">20)</text:p>
      <text:p text:style-name="P21"/>
      <text:p text:style-name="P22">| p | q | r | s |</text:p>
      <text:p text:style-name="P23">|:-:|:-:|:-:|:-:|</text:p>
      <text:p text:style-name="P24">| 1 | 1 | 1 | 1 | p ∧ q ∧ r</text:p>
      <text:p text:style-name="P25">| 1 | 1 | 0 | 0 |</text:p>
      <text:p text:style-name="P26">| 1 | 0 | 1 | 1 | p ∧ ~q ∧ r</text:p>
      <text:p text:style-name="P27">| 1 | 0 | 0 | 0 |</text:p>
      <text:p text:style-name="P28">| 0 | 1 | 1 | 0 |</text:p>
      <text:p text:style-name="P29">| 0 | 1 | 0 | 0 |</text:p>
      <text:p text:style-name="P30">| 0 | 0 | 1 | 0 |</text:p>
      <text:p text:style-name="P31">| 0 | 0 | 0 | 1 | p ∧ ~q ∧ ~r</text:p>
      <text:p text:style-name="P32"/>
      <text:p text:style-name="P33"/>
      <text:p text:style-name="P34">(p ∧ q ∧ r) ∨ (p ∧ ~q ∧ r) ∨ (p ∧ ~q ∧ ~r)</text:p>
      <text:p text:style-name="P35"/>
      <text:p text:style-name="P36"/>
      <text:p text:style-name="P37">(Fig. 1)[/home/liam/Documents/pcc2017Winter/discrete/week3/homework3_b-1.png]</text:p>
      <text:p text:style-name="P38"/>
      <text:p text:style-name="P39">------------------------------------------------------------------------------</text:p>
      <text:p text:style-name="P40"/>
      <text:p text:style-name="P41"/>
      <text:p text:style-name="P42">21)</text:p>
      <text:p text:style-name="P43"/>
      <text:p text:style-name="P44">| p | q | r | s |</text:p>
      <text:p text:style-name="P45">|:-:|:-:|:-:|:-:|</text:p>
      <text:p text:style-name="P46">| 1 | 1 | 1 | 0 |</text:p>
      <text:p text:style-name="P47">| 1 | 1 | 0 | 1 | p ∧ q ∧ ~r</text:p>
      <text:p text:style-name="P48">| 1 | 0 | 1 | 0 |</text:p>
      <text:p text:style-name="P49">| 1 | 0 | 0 | 0 |</text:p>
      <text:p text:style-name="P50">| 0 | 1 | 1 | 1 | ~p ∧ q ∧ r</text:p>
      <text:p text:style-name="P51">| 0 | 1 | 0 | 1 | ~p ∧ q ∧ ~r</text:p>
      <text:p text:style-name="P52">| 0 | 0 | 1 | 0 |</text:p>
      <text:p text:style-name="P53">| 0 | 0 | 0 | 0 |</text:p>
      <text:p text:style-name="P54"/>
      <text:p text:style-name="P55"/>
      <text:p text:style-name="P56">(p ∧ q ∧ ~r) ∨ (~p ∧ q ∧ r) ∨ (~p ∧ q ∧ ~r)</text:p>
      <text:p text:style-name="P57"/>
      <text:p text:style-name="P58"/>
      <text:p text:style-name="P59">------------------------------------------------------------------------------</text:p>
      <text:p text:style-name="P60"/>
      <text:p text:style-name="P61"/>
      <text:p text:style-name="P62">Use the properties listed in Theorem 2.1.1 to show that each</text:p>
      <text:p text:style-name="P63">pair of circuits in 26–29 have the same input/output table. (Find</text:p>
      <text:p text:style-name="P64">the Boolean expressions for the circuits and show that they are</text:p>
      <text:p text:style-name="P65">logically equivalent when regarded as statement forms.)</text:p>
      <text:p text:style-name="P66"/>
      <text:p text:style-name="P67"/>
      <text:p text:style-name="P68">28.</text:p>
      <text:p text:style-name="P69">(P ∧ Q) ∨ (P ∧ ~Q) ∨ (~P ∧ ~Q) ≡ (P ∧ Q) ∨ (~P ∧ ~Q) ∨ (P ∧ ~Q)</text:p>
      <text:p text:style-name="P70"><text:s text:c="31"/>≡ (P ∧ ~Q)</text:p>
      <text:p text:style-name="P71"/>
      <text:p text:style-name="P72"/>
      <text:p text:style-name="P73">------------------------------------------------------------------------------</text:p>
      <text:p text:style-name="P74"/>
      <text:p text:style-name="P75"/>
      <text:p text:style-name="P76">33. </text:p>
      <text:p text:style-name="P77">a. Show that for the Sheffer stroke |,</text:p>
      <text:p text:style-name="P78"><text:s text:c="8"/>P ∧ Q ≡ (P | Q) | (P | Q).</text:p>
      <text:p text:style-name="P79"/>
      <text:p text:style-name="P80">P | Q ≡ ∼(P ∧ Q)</text:p>
      <text:p text:style-name="P81"/>
      <text:p text:style-name="P82">(P | Q) | (P | Q) ≡ ~((P | Q) ∧ (P | Q)) <text:s text:c="5"/>by definition of |</text:p>
      <text:p text:style-name="P83"><text:s text:c="18"/>≡ ~(~(P ∧ Q) ∧ ~(P ∧ Q)) <text:s text:c="3"/>by definition of |</text:p>
      <text:p text:style-name="P84"><text:s text:c="18"/>≡ ~((~P ∨ ~Q) ∧ (~P ∨ ~Q)) <text:s text:c="1"/>by de morgan's law</text:p>
      <text:p text:style-name="P85"><text:s text:c="18"/>≡ ~(~P ∨ ~Q) ∨ ~(~P ∨ ~Q) <text:s text:c="2"/>by de morgan's law</text:p>
      <text:p text:style-name="P86"><text:s text:c="18"/>≡ (~~P ∧ ~~Q) ∨ (~~P ∧ ~~Q) by de morgan's law</text:p>
      <text:p text:style-name="P87"><text:s text:c="18"/>≡ (P ∧ Q) ∨ (P ∧ Q) <text:s text:c="8"/>by double negative law</text:p>
      <text:p text:style-name="P88"><text:s text:c="18"/>≡ P ∧ Q <text:s text:c="20"/>by idempotent laws</text:p>
      <text:p text:style-name="P89"/>
      <text:p text:style-name="P90"/>
      <text:p text:style-name="P91"/>
      <text:p text:style-name="P92">b. Use the results of Example 2.4.7 and part (a) above to</text:p>
      <text:p text:style-name="P93">write P ∧ (∼Q ∨ R) using only Sheffer strokes.</text:p>
      <text:p text:style-name="P94"/>
      <text:p text:style-name="P95"/>
      <text:p text:style-name="P96">P ∧ (∼Q ∨ R) ≡ ~(~(P ∧ (∼Q ∨ R))) <text:s text:c="2"/>by double negative law </text:p>
      <text:p text:style-name="P97"><text:s text:c="13"/>≡ ~(~P ∨ ~(∼Q ∨ R)) <text:s text:c="3"/>by de moregan's laws</text:p>
      <text:p text:style-name="P98"><text:s text:c="13"/>≡ ~(~P ∨ (~∼Q ∧ ~R)) <text:s text:c="2"/>by de moregan's laws</text:p>
      <text:p text:style-name="P99"><text:s text:c="13"/>≡ ~(~P ∨ (Q ∧ ~R)) <text:s text:c="4"/>by double negative law</text:p>
      <text:p text:style-name="P100"><text:s text:c="13"/>≡ ~~P ∧ ~(Q ∧ ~R) <text:s text:c="5"/>by de morgan's laws</text:p>
      <text:p text:style-name="P101"><text:s text:c="13"/>≡ ~~P ∧ (Q | ~R) <text:s text:c="6"/>by definition of |</text:p>
      <text:p text:style-name="P102"><text:s text:c="13"/>≡ P ∧ (Q | ~R) <text:s text:c="8"/>by by double negative law</text:p>
      <text:p text:style-name="P103"><text:s text:c="13"/>≡ ~(~(P ∧ (Q | ~R))) <text:s text:c="2"/>by double negative law</text:p>
      <text:p text:style-name="P104"><text:s text:c="13"/>≡ ~(P | (Q | ~R)) <text:s text:c="5"/>by by definition of |</text:p>
      <text:p text:style-name="P105"/>
      <text:p text:style-name="P106"/>
      <text:p text:style-name="P107">------------------------------------------------------------------------------</text:p>
      <text:p text:style-name="P108"/>
      <text:p text:style-name="P109"/>
      <text:p text:style-name="P110">2.5</text:p>
      <text:p text:style-name="P111">Use 8-bit representations to compute the sums in 31–36.</text:p>
      <text:p text:style-name="P112"/>
      <text:p text:style-name="P113">33. (−6) + (−73) </text:p>
      <text:p text:style-name="P114">-6 in binary = 2^8 - |-6|</text:p>
      <text:p text:style-name="P115"><text:s text:c="13"/>= 256 - 6</text:p>
      <text:p text:style-name="P116"><text:s text:c="13"/>= 250 </text:p>
      <text:p text:style-name="P117"><text:s text:c="13"/>= (1*2^7) + (1*2^6) + (1*2^5) + (1*2^4) + (1*2^3) + (0*2^2) + (1*2^1) + (0*2^0)</text:p>
      <text:p text:style-name="P118"><text:s text:c="13"/>= 11111010 </text:p>
      <text:p text:style-name="P119"/>
      <text:p text:style-name="P120">-73 in binary = 2^8 - |-73|</text:p>
      <text:p text:style-name="P121"><text:s text:c="14"/>= 256 - 73</text:p>
      <text:p text:style-name="P122"><text:s text:c="14"/>= 250 </text:p>
      <text:p text:style-name="P123"><text:s text:c="14"/>= (1*2^7) + (0*2^6) + (1*2^5) + (1*2^4) + (0*2^3) + (1*2^2) + (1*2^1) + (1*2^0)</text:p>
      <text:p text:style-name="P124"><text:s text:c="14"/>= 10110111 </text:p>
      <text:p text:style-name="P125"/>
      <text:p text:style-name="P126"><text:s text:c="2"/>11111010</text:p>
      <text:p text:style-name="P127">+ 10110111</text:p>
      <text:p text:style-name="P128">-----------</text:p>
      <text:p text:style-name="P129"><text:s text:c="1"/>110110001 <text:s text:c="6"/></text:p>
      <text:p text:style-name="P130"/>
      <text:p text:style-name="P131"/>
      <text:p text:style-name="P132">------------------------------------------------------------------------------</text:p>
      <text:p text:style-name="P133"/>
      <text:p text:style-name="P134"/>
      <text:p text:style-name="P135">34. 89 + (−55)</text:p>
      <text:p text:style-name="P136"/>
      <text:p text:style-name="P137">89 in binary = (0*2^7) + (1*2^6) + (0*2^5) + (1*2^4) + (1*2^3) + (0*2^2) + (0*2^1) + (1*2^0)</text:p>
      <text:p text:style-name="P138"><text:s text:c="13"/>= 01011001 </text:p>
      <text:p text:style-name="P139"/>
      <text:p text:style-name="P140">-55 in binary = 2^8 - |-55|</text:p>
      <text:p text:style-name="P141"><text:s text:c="14"/>= 256 - 55</text:p>
      <text:p text:style-name="P142"><text:s text:c="14"/>= 250 </text:p>
      <text:p text:style-name="P143"><text:s text:c="14"/>= (1*2^7) + (1*2^6) + (0*2^5) + (0*2^4) + (1*2^3) + (0*2^2) + (0*2^1) + (1*2^0)</text:p>
      <text:p text:style-name="P144"><text:s text:c="14"/>= 11001001 </text:p>
      <text:p text:style-name="P145"/>
      <text:p text:style-name="P146"><text:s text:c="2"/>01011001</text:p>
      <text:p text:style-name="P147">+ 11001001</text:p>
      <text:p text:style-name="P148">-----------</text:p>
      <text:p text:style-name="P149"><text:s text:c="1"/>100100010</text:p>
      <text:p text:style-name="P150"/>
      <text:p text:style-name="P151"/>
      <text:p text:style-name="P152">------------------------------------------------------------------------------</text:p>
      <text:p text:style-name="P153"/>
      <text:p text:style-name="P154"/>
      <text:p text:style-name="P155">35. (−15) + (−46) </text:p>
      <text:p text:style-name="P156"/>
      <text:p text:style-name="P157">-15 in binary = 2^8 - |-15|</text:p>
      <text:p text:style-name="P158"><text:s text:c="14"/>= 256 - 15</text:p>
      <text:p text:style-name="P159"><text:s text:c="14"/>= 250 </text:p>
      <text:p text:style-name="P160"><text:s text:c="14"/>= (1*2^7) + (1*2^6) + (1*2^5) + (1*2^4) + (0*2^3) + (0*2^2) + (0*2^1) + (1*2^0)</text:p>
      <text:p text:style-name="P161"><text:s text:c="14"/>= 11110001 </text:p>
      <text:p text:style-name="P162"/>
      <text:p text:style-name="P163">-46 in binary = 2^8 - |-46|</text:p>
      <text:p text:style-name="P164"><text:s text:c="14"/>= 256 - 46</text:p>
      <text:p text:style-name="P165"><text:s text:c="14"/>= 250 </text:p>
      <text:p text:style-name="P166"><text:s text:c="14"/>= (1*2^7) + (1*2^6) + (0*2^5) + (1*2^4) + (0*2^3) + (0*2^2) + (1*2^1) + (0*2^0)</text:p>
      <text:p text:style-name="P167"><text:s text:c="14"/>= 11010010 </text:p>
      <text:p text:style-name="P168"/>
      <text:p text:style-name="P169"><text:s text:c="2"/>11110001 </text:p>
      <text:p text:style-name="P170">+ 11010010</text:p>
      <text:p text:style-name="P171">-----------</text:p>
      <text:p text:style-name="P172"><text:s text:c="1"/>111000011</text:p>
      <text:p text:style-name="P173"/>
      <text:p text:style-name="P174"/>
      <text:p text:style-name="P175">------------------------------------------------------------------------------</text:p>
      <text:p text:style-name="P176"/>
      <text:p text:style-name="P177"/>
      <text:p text:style-name="P178">36. 123 + (−94)</text:p>
      <text:p text:style-name="P179"/>
      <text:p text:style-name="P180">123 in binary = (0*2^7) + (1*2^6) + (1*2^5) + (1*2^4) + (1*2^3) + (0*2^2) + (1*2^1) + (1*2^0)</text:p>
      <text:p text:style-name="P181"><text:s text:c="14"/>= 01111011 </text:p>
      <text:p text:style-name="P182"/>
      <text:p text:style-name="P183">-94 in binary = 2^8 - |-94|</text:p>
      <text:p text:style-name="P184"><text:s text:c="14"/>= 256 - 94</text:p>
      <text:p text:style-name="P185"><text:s text:c="14"/>= 250 </text:p>
      <text:p text:style-name="P186"><text:s text:c="14"/>= (1*2^7) + (0*2^6) + (1*2^5) + (0*2^4) + (0*2^3) + (0*2^2) + (1*2^1) + (0*2^0)</text:p>
      <text:p text:style-name="P187"><text:s text:c="14"/>= 10100010 </text:p>
      <text:p text:style-name="P188"/>
      <text:p text:style-name="P189"><text:s text:c="2"/>01111011</text:p>
      <text:p text:style-name="P190">+ 10100010</text:p>
      <text:p text:style-name="P191">-----------</text:p>
      <text:p text:style-name="P192"><text:s text:c="1"/>100011101</text:p>
      <text:p text:style-name="P193"/>
      <text:p text:style-name="P194"/>
      <text:p text:style-name="P195">------------------------------------------------------------------------------</text:p>
      <text:p text:style-name="P196"/>
      <text:p text:style-name="P197"/>
      <text:p text:style-name="P198">So here is what is needed to prove:</text:p>
      <text:p text:style-name="P199"/>
      <text:p text:style-name="P200">Pre-req</text:p>
      <text:p text:style-name="P201"/>
      <text:p text:style-name="P202">1. What is NAND?</text:p>
      <text:p text:style-name="P203"/>
      <text:p text:style-name="P204">NAND (|) is the logical equivalent of AND + NOT.</text:p>
      <text:p text:style-name="P205"/>
      <text:p text:style-name="P206">| p | q | p ∧ q | ~(p ∧ q) | p | q |</text:p>
      <text:p text:style-name="P207">|:-:|:-:|:-----:|:--------:|:-----:|</text:p>
      <text:p text:style-name="P208">| 1 | 1 | <text:s text:c="2"/>1 <text:s text:c="2"/>| <text:s text:c="4"/>0 <text:s text:c="3"/>| <text:s text:c="2"/>0 <text:s text:c="2"/>|</text:p>
      <text:p text:style-name="P209">| 1 | 0 | <text:s text:c="2"/>0 <text:s text:c="2"/>| <text:s text:c="4"/>1 <text:s text:c="3"/>| <text:s text:c="2"/>1 <text:s text:c="2"/>| </text:p>
      <text:p text:style-name="P210">| 0 | 1 | <text:s text:c="2"/>0 <text:s text:c="2"/>| <text:s text:c="4"/>1 <text:s text:c="3"/>| <text:s text:c="2"/>1 <text:s text:c="2"/>|</text:p>
      <text:p text:style-name="P211">| 0 | 0 | <text:s text:c="2"/>0 <text:s text:c="2"/>| <text:s text:c="4"/>1 <text:s text:c="3"/>| <text:s text:c="2"/>1 <text:s text:c="2"/>|</text:p>
      <text:p text:style-name="P212"/>
      <text:p text:style-name="P213"/>
      <text:p text:style-name="P214">2. What is functionally complete? What certifies it?</text:p>
      <text:p text:style-name="P215"/>
      <text:p text:style-name="P216">A boolean operator such as NAND is considered functionally complete when it can express the entire set of truth tables for all elements of that table. As such, one may use NAND and only NAND as a logical equivalent of any given statement!</text:p>
      <text:p text:style-name="P217"/>
      <text:p text:style-name="P218">Attempt:</text:p>
      <text:p text:style-name="P219"/>
      <text:p text:style-name="P220">Knowing the definition of functionally complete and what is needed to certify it, and what NAND is show in a series of lucidly outlined <text:s text:c="1"/>steps that NAND satisg=fies that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